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rsid="000ca440" officeooo:paragraph-rsid="000ca440"/>
    </style:style>
    <style:style style:name="P3" style:family="paragraph" style:parent-style-name="Standard">
      <style:paragraph-properties fo:margin-top="0cm" fo:margin-bottom="0cm" style:contextual-spacing="false" fo:line-height="100%"/>
      <style:text-properties style:font-name="FreeSans" officeooo:rsid="0018b470" officeooo:paragraph-rsid="0018b470"/>
    </style:style>
    <style:style style:name="P4"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7"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0ca440" officeooo:paragraph-rsid="000ca440" style:font-size-asian="11pt" style:font-size-complex="11pt"/>
    </style:style>
    <style:style style:name="P11"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rsid="000ca440" officeooo:paragraph-rsid="000ca440"/>
    </style:style>
    <style:style style:name="P13" style:family="paragraph" style:parent-style-name="Standard">
      <style:paragraph-properties fo:margin-top="0cm" fo:margin-bottom="0cm" style:contextual-spacing="false" fo:line-height="100%"/>
      <style:text-properties style:font-name="FreeSans" officeooo:rsid="001a05f7" officeooo:paragraph-rsid="001a05f7"/>
    </style:style>
    <style:style style:name="P14" style:family="paragraph" style:parent-style-name="Standard">
      <style:paragraph-properties fo:margin-top="0cm" fo:margin-bottom="0cm" style:contextual-spacing="false" fo:line-height="100%"/>
      <style:text-properties style:font-name="FreeSans" officeooo:rsid="001cc583" officeooo:paragraph-rsid="001cc583"/>
    </style:style>
    <style:style style:name="P15" style:family="paragraph" style:parent-style-name="Standard">
      <style:paragraph-properties fo:margin-top="0cm" fo:margin-bottom="0cm" style:contextual-spacing="false" fo:line-height="100%"/>
      <style:text-properties style:font-name="FreeSans" officeooo:rsid="001d48f0" officeooo:paragraph-rsid="001d48f0"/>
    </style:style>
    <style:style style:name="P16" style:family="paragraph" style:parent-style-name="Standard">
      <style:paragraph-properties fo:margin-top="0cm" fo:margin-bottom="0cm" style:contextual-spacing="false" fo:line-height="100%"/>
      <style:text-properties style:font-name="FreeSans" officeooo:rsid="00202b10" officeooo:paragraph-rsid="00202b10"/>
    </style:style>
    <style:style style:name="P17"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18"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202b10" officeooo:paragraph-rsid="00202b10" style:font-size-asian="14pt" style:font-weight-asian="bold" style:font-size-complex="14pt" style:font-weight-complex="bold"/>
    </style:style>
    <style:style style:name="T1" style:family="text">
      <style:text-properties fo:font-variant="normal" fo:text-transform="none" fo:color="#000000" fo:font-size="11pt" fo:letter-spacing="normal" fo:font-style="normal" fo:font-weight="normal" style:font-size-asian="11pt" style:font-size-complex="11pt"/>
    </style:style>
    <style:style style:name="T2" style:family="text">
      <style:text-properties fo:font-variant="normal" fo:text-transform="none" fo:color="#000000" fo:font-size="11pt" fo:letter-spacing="normal" fo:font-style="normal" fo:font-weight="normal" officeooo:rsid="0016debf"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aminho alternativo à "jaula de ouro"</text:p>
      <text:p text:style-name="P1"/>
      <text:p text:style-name="P1"><text:s/></text:p>
      <text:p text:style-name="P16">Fórum Internacional Software Livre (FISL15) debate o movimento software livre como questão técnica, filosófica, política e social</text:p>
      <text:p text:style-name="P16"><text:s/></text:p>
      <text:p text:style-name="P16"></text:p>
      <text:p text:style-name="P16">Em artigo publicado pelo ativista Anahuac de Paula Gil em seu blog no dia 09 de fevereiro de 2014 ele decretou "a morte do movimento Software Livre no Brasil". Com esta ideia, Alexandre Oliva, evangelizador do software livre, teve a ideia de trazer ao Fórum Internacional do Software Livre (FISL15) um debate sobre o assunto.</text:p>
      <text:p text:style-name="P16"></text:p>
      <text:p text:style-name="P16">A mesa foi composta pelo próprio Anahuac de Paula Gil e pelos ativistas Frederico Gonçalves Guimarães, Ricardo Panaggio e Sérgio Durigan Junior, com mediação de Oliva. A ideia foi difundir a ideia do caminho alternativo aos softwares proprietários e das quatro liberdades definidas por Richard Stallman em 1983 quando ele criou o software livre - a liberdade para executar o programa, para qualquer propósito, a liberdade de estudar o software, a liberdade de redistribuir cópias do programa de modo que você possa ajudar ao seu próximo e a liberdade de modificar o programa e distribuir estas modificações, de modo que toda a comunidade se beneficie.</text:p>
      <text:p text:style-name="P16"></text:p>
      <text:p text:style-name="P16">- O FIsl é um evento importante para carregar a mensagem do software livre. O debate é importante para reviver estas liberdades e mostrar para as pessoas que isso continua vivo no movimento - afirma Durigan Junior.</text:p>
      <text:p text:style-name="P16"></text:p>
      <text:p text:style-name="P16">Segundo Anahuac, as ferramentas proprietárias são lindas jaulas de ouro, mas ainda assim jaulas.</text:p>
      <text:p text:style-name="P16"></text:p>
      <text:p text:style-name="P16">- O que acontece é um cenário onde a intolerância com o software proprietário e movimentos de dominação através deles está sendo diluído e a intolerância é de quem aponta essa incoerência. As pessoas ligadas ao movimento só podem mostrar o caminho alternativo se estiverem no caminho alternativo. Se tivermos pontos de intersecção em redes privadas ou um ponto de divulgação faz sentido, mas o ponto de convergência tem de ser fora destas redes - defende.</text:p>
      <text:p text:style-name="P2"/>
      <text:p text:style-name="P2">O FISL ocorre de 7 a 10 de maio no Centro de Eventos da PUCRS, localizado na Avenida Ipiranga, n° 6681. A programação completa, outras informações e inscrições podem ser obtidos no site <text:a xlink:type="simple" xlink:href="http://www.fisl.org.br/">www.fisl.org.br</text:a>. </text:p>
      <text:p text:style-name="P6"/>
      <text:p text:style-name="P6"/>
      <text:p text:style-name="P6">Sobre o FISL </text:p>
      <text:p text:style-name="P5"/>
      <text:p text:style-name="P5">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5"/>
      <text:p text:style-name="P6">Assessoria de Imprensa </text:p>
      <text:p text:style-name="P5">Fones: (51) 3361.6016 / (51) 8536.0690 / (51) 8536.0691 </text:p>
      <text:p text:style-name="P5">E-mail: <text:s/>playpress@playpress.com.br</text:p>
      <text:p text:style-name="P5"/>
      <text:p text:style-name="P5">Redação: Mariana da Rosa </text:p>
      <text:p text:style-name="P5">Coordenação: Marcelo Matusiak</text:p>
      <text:p text:style-name="P4"/>
      <text:p text:style-name="P7">Material promocional do FISL e logotipo em alta resolução e vetorial:</text:p>
      <text:p text:style-name="P11"><text:a xlink:type="simple" xlink:href="http://comunicacao.softwarelivre.org/fisl15"><text:span text:style-name="T2">http://comunicacao.softwarelivre.org/fisl15</text:span></text:a></text:p>
      <text:p text:style-name="P9"><text:soft-page-break/></text:p>
      <text:p text:style-name="P8">Fotos em alta resolução da última edição do FISL:</text:p>
      <text:p text:style-name="P12"><text:a xlink:type="simple" xlink:href="https://www.flickr.com/photos/fisl14"><text:span text:style-name="T1">https://www.flickr.com/photos/fisl14</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Adriana </dc:creator>
    <meta:editing-cycles>16</meta:editing-cycles>
    <meta:creation-date>2014-04-30T13:37:00</meta:creation-date>
    <dc:date>2014-05-09T15:23:24.254404920</dc:date>
    <meta:editing-duration>PT25M24S</meta:editing-duration>
    <meta:generator>LibreOffice/4.1.2.3$Linux_X86_64 LibreOffice_project/410m0$Build-3</meta:generator>
    <meta:document-statistic meta:table-count="0" meta:image-count="0" meta:object-count="0" meta:page-count="2" meta:paragraph-count="26" meta:word-count="448" meta:character-count="2897" meta:non-whitespace-character-count="244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